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4" style:family="paragraph" style:parent-style-name="Footnote">
      <style:paragraph-properties fo:text-align="justify" style:justify-single-word="false"/>
      <style:text-properties fo:font-size="6pt" style:font-size-asian="6pt" style:font-size-complex="6pt"/>
    </style:style>
    <style:style style:name="P5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P6" style:family="paragraph" style:parent-style-name="Footnote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6pt" officeooo:paragraph-rsid="00282542" style:font-size-asian="6pt" style:font-size-complex="6pt"/>
    </style:style>
    <style:style style:name="P7" style:family="paragraph" style:parent-style-name="Footnote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style:text-position="0% 100%" fo:font-size="6pt" fo:font-style="normal" style:text-underline-style="none" fo:font-weight="normal" officeooo:paragraph-rsid="00282542" style:font-size-asian="6pt" style:font-size-complex="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start" style:justify-single-word="false" fo:text-indent="1.27cm" style:auto-text-indent="false" style:writing-mode="lr-tb"/>
      <style:text-properties officeooo:paragraph-rsid="00220e7a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style:text-position="0% 100%" fo:font-size="8pt" fo:font-style="italic" style:text-underline-style="none" fo:font-weight="normal" style:font-size-asian="8pt" style:font-style-asian="italic" style:font-size-complex="8pt" style:font-style-complex="italic"/>
    </style:style>
    <style:style style:name="T5" style:family="text">
      <style:text-properties fo:font-variant="normal" fo:text-transform="none" style:text-position="0% 100%" fo:font-size="8pt" fo:font-style="italic" style:text-underline-style="none" fo:font-weight="normal" officeooo:rsid="002163b4" style:font-size-asian="8pt" style:font-style-asian="italic" style:font-size-complex="8pt" style:font-style-complex="italic"/>
    </style:style>
    <style:style style:name="T6" style:family="text">
      <style:text-properties fo:font-variant="normal" fo:text-transform="none" style:text-position="0% 100%" fo:font-size="8pt" fo:font-style="normal" style:text-underline-style="none" fo:font-weight="normal" style:font-size-asian="8pt" style:font-size-complex="8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officeooo:rsid="002825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d9563954-3bf5-1e43-32ee-80ea9bca29fb"/>Fundamentação SHA-3 baixo consumo</text:p>
      <text:p text:style-name="P1"/>
      <text:p text:style-name="P9">A necessidade de avanços na segurança computacional é algo inerente ao desenvolvimento tecnológico. As funções de hash criptográfico são uma das formas mais seguras de proteção da informação. Sendo essas <text:span text:style-name="T8">funções </text:span>alvo<text:span text:style-name="T8">s</text:span> de estudos e tentativas de quebras. Alguns exemplos que sofreram quebra são MD5<text:note text:id="ftn3" text:note-class="footnote"><text:note-citation>1</text:note-citation><text:note-body><text:p text:style-name="P5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.; </text:span><text:span text:style-name="T2">S</text:span><text:span text:style-name="T3">KYTTA</text:span><text:span text:style-name="T2">, </text:span><text:span text:style-name="T3">Jorma 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3">“FIPS 180-1 - Secure Hash Standard”, acessado 24 de maio de 2017, http://cpansearch.perl.org/src/GAAS/Digest-SHA1-2.13/fip180-1.html.</text:p></text:note-body></text:note>. Atualmente a função que domina as aplicações é a família de algoritmos SHA-2<text:note text:id="ftn1" text:note-class="footnote"><text:note-citation>3</text:note-citation><text:note-body><text:p text:style-name="P4"><text:reference-mark-start text:name="ZOTERO_ITEM CSL_CITATION {&quot;citationID&quot;:&quot;0rYObuUY&quot;,&quot;properties&quot;:{&quot;formattedCitation&quot;:&quot;{\\rtf \\uc0\\u8220{}FIPS 180-2, Secure Hash Standard (superseded Feb. 25, 2004) - fips180-2.pdf\\uc0\\u8221{}, acessado 24 de maio de 2017, http://csrc.nist.gov/publications/fips/fips180-2/fips180-2.pdf.}&quot;,&quot;plainCitation&quot;:&quot;“FIPS 180-2, Secure Hash Standard (superseded Feb. 25, 2004) - fips180-2.pdf”, acessado 24 de maio de 2017, http://csrc.nist.gov/publications/fips/fips180-2/fips180-2.pdf.&quot;},&quot;citationItems&quot;:[{&quot;id&quot;:16,&quot;uris&quot;:[&quot;http://zotero.org/users/local/fSvtXN7J/items/326NFZSB&quot;],&quot;uri&quot;:[&quot;http://zotero.org/users/local/fSvtXN7J/items/326NFZSB&quot;],&quot;itemData&quot;:{&quot;id&quot;:16,&quot;type&quot;:&quot;article&quot;,&quot;title&quot;:&quot;FIPS 180-2, Secure Hash Standard (superseded Feb. 25, 2004) - fips180-2.pdf&quot;,&quot;URL&quot;:&quot;http://csrc.nist.gov/publications/fips/fips180-2/fips180-2.pdf&quot;,&quot;accessed&quot;:{&quot;date-parts&quot;:[[&quot;2017&quot;,5,24]]}}}],&quot;schema&quot;:&quot;https://github.com/citation-style-language/schema/raw/master/csl-citation.json&quot;} RNDicOteMorE4"/><text:span text:style-name="T1">“FIPS 180-2, Secure Hash Standard (superseded Feb. 25, 2004) - fips180-2.pdf”, acessado 24 de maio de 2017, http://csrc.nist.gov/publications/fips/fips180-2/fips180-2.pdf.</text:span><text:reference-mark-end text:name="ZOTERO_ITEM CSL_CITATION {&quot;citationID&quot;:&quot;0rYObuUY&quot;,&quot;properties&quot;:{&quot;formattedCitation&quot;:&quot;{\\rtf \\uc0\\u8220{}FIPS 180-2, Secure Hash Standard (superseded Feb. 25, 2004) - fips180-2.pdf\\uc0\\u8221{}, acessado 24 de maio de 2017, http://csrc.nist.gov/publications/fips/fips180-2/fips180-2.pdf.}&quot;,&quot;plainCitation&quot;:&quot;“FIPS 180-2, Secure Hash Standard (superseded Feb. 25, 2004) - fips180-2.pdf”, acessado 24 de maio de 2017, http://csrc.nist.gov/publications/fips/fips180-2/fips180-2.pdf.&quot;},&quot;citationItems&quot;:[{&quot;id&quot;:16,&quot;uris&quot;:[&quot;http://zotero.org/users/local/fSvtXN7J/items/326NFZSB&quot;],&quot;uri&quot;:[&quot;http://zotero.org/users/local/fSvtXN7J/items/326NFZSB&quot;],&quot;itemData&quot;:{&quot;id&quot;:16,&quot;type&quot;:&quot;article&quot;,&quot;title&quot;:&quot;FIPS 180-2, Secure Hash Standard (superseded Feb. 25, 2004) - fips180-2.pdf&quot;,&quot;URL&quot;:&quot;http://csrc.nist.gov/publications/fips/fips180-2/fips180-2.pdf&quot;,&quot;accessed&quot;:{&quot;date-parts&quot;:[[&quot;2017&quot;,5,24]]}}}],&quot;schema&quot;:&quot;https://github.com/citation-style-language/schema/raw/master/csl-citation.json&quot;} RNDicOteMorE4"/></text:p></text:note-body></text:note>.</text:p>
      <text:p text:style-name="P8"><text:span text:style-name="T7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7"><text:note text:id="ftn0" text:note-class="footnote"><text:note-citation>4</text:note-citation><text:note-body><text:p text:style-name="P4"><text:reference-mark-start text:name="ZOTERO_ITEM CSL_CITATION {&quot;citationID&quot;:&quot;i7mX5gJk&quot;,&quot;properties&quot;:{&quot;formattedCitation&quot;:&quot;{\\rtf \\uc0\\u8220{}SHA-3 Standard:  Permutation-Based Hash and  Extendable-Output Functions\\uc0\\u8221{}, acessado 24 de maio de 2017, http://nvlpubs.nist.gov/nistpubs/FIPS/NIST.FIPS.202.pdf.}&quot;,&quot;plainCitation&quot;:&quot;“SHA-3 Standard:  Permutation-Based Hash and  Extendable-Output Functions”, acessado 24 de maio de 2017, http://nvlpubs.nist.gov/nistpubs/FIPS/NIST.FIPS.202.pdf.&quot;},&quot;citationItems&quot;:[{&quot;id&quot;:11,&quot;uris&quot;:[&quot;http://zotero.org/users/local/fSvtXN7J/items/2PH3FVCW&quot;],&quot;uri&quot;:[&quot;http://zotero.org/users/local/fSvtXN7J/items/2PH3FVCW&quot;],&quot;itemData&quot;:{&quot;id&quot;:11,&quot;type&quot;:&quot;article&quot;,&quot;title&quot;:&quot;SHA-3 Standard:  Permutation-Based Hash and  Extendable-Output Functions&quot;,&quot;URL&quot;:&quot;http://nvlpubs.nist.gov/nistpubs/FIPS/NIST.FIPS.202.pdf&quot;,&quot;accessed&quot;:{&quot;date-parts&quot;:[[&quot;2017&quot;,5,24]]}}}],&quot;schema&quot;:&quot;https://github.com/citation-style-language/schema/raw/master/csl-citation.json&quot;} RNDb5ODwJ0XvL"/><text:span text:style-name="T1">“SHA-3 Standard: <text:s/>Permutation-Based Hash and <text:s/>Extendable-Output Functions”, acessado 24 de maio de 2017, http://nvlpubs.nist.gov/nistpubs/FIPS/NIST.FIPS.202.pdf.</text:span><text:reference-mark-end text:name="ZOTERO_ITEM CSL_CITATION {&quot;citationID&quot;:&quot;i7mX5gJk&quot;,&quot;properties&quot;:{&quot;formattedCitation&quot;:&quot;{\\rtf \\uc0\\u8220{}SHA-3 Standard:  Permutation-Based Hash and  Extendable-Output Functions\\uc0\\u8221{}, acessado 24 de maio de 2017, http://nvlpubs.nist.gov/nistpubs/FIPS/NIST.FIPS.202.pdf.}&quot;,&quot;plainCitation&quot;:&quot;“SHA-3 Standard:  Permutation-Based Hash and  Extendable-Output Functions”, acessado 24 de maio de 2017, http://nvlpubs.nist.gov/nistpubs/FIPS/NIST.FIPS.202.pdf.&quot;},&quot;citationItems&quot;:[{&quot;id&quot;:11,&quot;uris&quot;:[&quot;http://zotero.org/users/local/fSvtXN7J/items/2PH3FVCW&quot;],&quot;uri&quot;:[&quot;http://zotero.org/users/local/fSvtXN7J/items/2PH3FVCW&quot;],&quot;itemData&quot;:{&quot;id&quot;:11,&quot;type&quot;:&quot;article&quot;,&quot;title&quot;:&quot;SHA-3 Standard:  Permutation-Based Hash and  Extendable-Output Functions&quot;,&quot;URL&quot;:&quot;http://nvlpubs.nist.gov/nistpubs/FIPS/NIST.FIPS.202.pdf&quot;,&quot;accessed&quot;:{&quot;date-parts&quot;:[[&quot;2017&quot;,5,24]]}}}],&quot;schema&quot;:&quot;https://github.com/citation-style-language/schema/raw/master/csl-citation.json&quot;} RNDb5ODwJ0XvL"/></text:p></text:note-body></text:note></text:span><text:span text:style-name="T7">.</text:span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31:27.601699196</meta:creation-date>
    <dc:date>2017-05-24T19:40:44.684572414</dc:date>
    <meta:editing-duration>PT28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94" meta:character-count="1491" meta:non-whitespace-character-count="1300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associacao-brasileira-de-normas-tecnicas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"/&gt;&lt;/prefs&gt;&lt;/data&gt;</meta:user-defined>
  </office:meta>
</office:document-meta>
</file>